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style:font-size-asian="14pt" style:font-size-complex="14pt"/>
    </style:style>
    <style:style style:name="P3" style:family="paragraph" style:parent-style-name="Standard" style:list-style-name="L1">
      <style:text-properties fo:font-size="14pt" style:font-size-asian="14pt" style:font-size-complex="14pt"/>
    </style:style>
    <style:style style:name="P4" style:family="paragraph" style:parent-style-name="Standard" style:list-style-name="L2">
      <style:text-properties fo:font-size="14pt" style:font-size-asian="14pt" style:font-size-complex="14pt"/>
    </style:style>
    <style:style style:name="P5" style:family="paragraph" style:parent-style-name="Standard" style:list-style-name="L3">
      <style:text-properties fo:font-size="14pt" style:font-size-asian="14pt" style:font-size-complex="14pt"/>
    </style:style>
    <style:style style:name="P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 style:family="paragraph">
      <style:paragraph-properties fo:margin-left="0cm" fo:margin-right="0cm" fo:margin-top="0cm" fo:margin-bottom="0cm" fo:line-height="100%" fo:text-indent="0cm"/>
    </style:style>
    <style:style style:name="P8" style:family="paragraph">
      <style:paragraph-properties fo:margin-left="0cm" fo:margin-right="0cm" fo:margin-top="0cm" fo:margin-bottom="0cm" fo:line-height="100%"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9" style:family="paragraph">
      <style:paragraph-properties fo:margin-left="0cm" fo:margin-right="0cm" fo:margin-top="0cm" fo:margin-bottom="0cm" fo:line-height="100%" fo:text-align="center" fo:text-indent="0cm"/>
    </style:style>
    <style:style style:name="P1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1"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01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15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9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04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19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Notre but est de réaliser une application qui ,,,,,,,, Ceci nous a amené à développer un plugin Firefox pour changer le comportement habituel du navigateur. L'application permet à l'utilisateur de demander à un serveur de la donnée brut. Pour mettre en forme cette donnée, on a besoin d'utiliser un template. Un template permet de définir quel partie de la ressource on veut, et de quel manière l'afficher. Ce fichier nous permet de générer un fichier HTML contenant de la donnée JSON. Chaque ressource a besoin d'un template pour être interprété. Le serveur qui propose la donnée pourra fournir un template par défaut qui lui est associé, pour simuler le fonctionnement actuel de la navigation web. Mais de manière général c'est le template local qui sera utilisé pour interpréter la donnée.</text:p>
      <text:p text:style-name="P1"/>
      <text:p text:style-name="P1">Quand l'utilisateur demande une ressource, le serveur envoi uniquement la donnée brut (en JSON). Dans le cas où le navigateur ne possède pas de template associé à la ressource demandé, il le demande au serveur. Sinon il utilise le template stocké en local, provenant soit d'un template par défaut téléchargé au préalable, soit d'un template édité par l'utilisateur. Le plugin se charge d'appeler le parseur pour générer un fichier HTML depuis le fichier JSON ainsi que son template. Une fois le fichier HTML produit, le plugin demande au navigateur d'afficher le résultat. L'utilisation de l'application doit être transparente, tous traitements doit être géré automatiquement coté client.</text:p>
      <text:p text:style-name="P1"/>
      <text:p text:style-name="P1">Nous avons donc divisé la réalisation de cet application en trois parties :</text:p>
      <text:list xml:id="list5967669535018005614" text:style-name="L1">
        <text:list-item>
          <text:p text:style-name="P3">Un serveur web</text:p>
        </text:list-item>
        <text:list-item>
          <text:p text:style-name="P3">Un langage de template</text:p>
        </text:list-item>
        <text:list-item>
          <text:p text:style-name="P3">Une extension firefox</text:p>
        </text:list-item>
      </text:list>
      <text:p text:style-name="P1"/>
      <text:p text:style-name="P1">Le serveur web dois être capable de fournir de la donnée brut de type JSON, ainsi qu'un template associé à celle-ci.</text:p>
      <text:p text:style-name="P1"/>
      <text:p text:style-name="P1">La partie template doit fournir un parseur prenant en entrée la donnée ainsi que son template, en sortie un document HTML.</text:p>
      <text:list xml:id="list7385703856315514795" text:style-name="L2">
        <text:list-header>
          <text:p text:style-name="P4"/>
        </text:list-header>
      </text:list>
      <text:p text:style-name="P1">L'extension doit être capable de :</text:p>
      <text:list xml:id="list8230214761193639696" text:style-name="L3">
        <text:list-item>
          <text:p text:style-name="P5">Stocker des templates en local</text:p>
        </text:list-item>
        <text:list-item>
          <text:p text:style-name="P5">Vérifier leurs existence</text:p>
        </text:list-item>
        <text:list-item>
          <text:p text:style-name="P5">Se procurer un template par défaut le cas échéant</text:p>
        </text:list-item>
        <text:list-item>
          <text:p text:style-name="P5">Appeler le parseur pour générer le fichier HTML finale.</text:p>
        </text:list-item>
      </text:list>
      <text:p text:style-name="P1"/>
      <text:p text:style-name="P1"/>
      <text:p text:style-name="P1"/>
      <text:p text:style-name="P1"/>
      <text:p text:style-name="P1"/>
      <text:p text:style-name="P1"><text:tab/></text:p>
      <text:p text:style-name="P1"><text:soft-page-break/><text:tab/>Le diagramme suivant montre les interactions entre le serveur et le navigateur, ainsi que le rôle du plugin dans l'application.</text:p>
      <text:p text:style-name="P1"/>
      <text:p text:style-name="P1"><draw:g text:anchor-type="paragraph" draw:z-index="0" draw:style-name="gr1"><draw:line draw:style-name="gr2" draw:text-style-name="P6" svg:x1="1.773cm" svg:y1="1.325cm" svg:x2="1.773cm" svg:y2="18.725cm"><text:p/></draw:line><draw:line draw:style-name="gr2" draw:text-style-name="P6" svg:x1="8.673cm" svg:y1="1.325cm" svg:x2="8.673cm" svg:y2="18.625cm"><text:p/></draw:line><draw:line draw:style-name="gr2" draw:text-style-name="P6" svg:x1="14.573cm" svg:y1="1.225cm" svg:x2="14.573cm" svg:y2="18.625cm"><text:p/></draw:line><draw:frame draw:style-name="gr3" draw:text-style-name="P8" svg:width="3.701cm" svg:height="1.151cm" svg:x="0.873cm" svg:y="0.425cm"><draw:text-box><text:p text:style-name="P7"><text:span text:style-name="T1">Plugin</text:span></text:p></draw:text-box></draw:frame><draw:frame draw:style-name="gr4" draw:text-style-name="P8" svg:width="3.701cm" svg:height="1.352cm" svg:x="7.272cm" svg:y="0.474cm"><draw:text-box><text:p text:style-name="P7"><text:span text:style-name="T1">Navigateur</text:span></text:p></draw:text-box></draw:frame><draw:frame draw:style-name="gr5" draw:text-style-name="P8" svg:width="2.502cm" svg:height="1.251cm" svg:x="13.472cm" svg:y="0.474cm"><draw:text-box><text:p text:style-name="P7"><text:span text:style-name="T1">Serveur</text:span></text:p></draw:text-box></draw:frame><draw:line draw:style-name="gr6" draw:text-style-name="P10" svg:x1="8.673cm" svg:y1="2.125cm" svg:x2="14.573cm" svg:y2="2.125cm"><text:p text:style-name="P9"><text:span text:style-name="T2"/></text:p><text:p text:style-name="P9"><text:span text:style-name="T2"/></text:p></draw:line><draw:line draw:style-name="gr7" draw:text-style-name="P6" svg:x1="14.573cm" svg:y1="3.625cm" svg:x2="8.673cm" svg:y2="3.625cm"><text:p/></draw:line><draw:frame draw:style-name="gr8" draw:text-style-name="P11" svg:width="5.8cm" svg:height="0.74cm" svg:x="8.973cm" svg:y="1.425cm"><draw:text-box><text:p text:style-name="P7"><text:span text:style-name="T2">Demande ressources</text:span></text:p></draw:text-box></draw:frame><draw:frame draw:style-name="gr9" draw:text-style-name="P11" svg:width="6.7cm" svg:height="0.802cm" svg:x="9.174cm" svg:y="2.924cm"><draw:text-box><text:p text:style-name="P7"><text:span text:style-name="T2">Reception ressources</text:span></text:p></draw:text-box></draw:frame><draw:line draw:style-name="gr7" draw:text-style-name="P6" svg:x1="8.673cm" svg:y1="3.625cm" svg:x2="1.773cm" svg:y2="3.625cm"><text:p/></draw:line><draw:frame draw:style-name="gr3" draw:text-style-name="P11" svg:width="6.901cm" svg:height="1.151cm" svg:x="2.873cm" svg:y="2.924cm"><draw:text-box><text:p text:style-name="P7"><text:span text:style-name="T2">Vérification template</text:span></text:p></draw:text-box></draw:frame><draw:line draw:style-name="gr2" draw:text-style-name="P6" svg:x1="1.773cm" svg:y1="5.325cm" svg:x2="6.173cm" svg:y2="5.325cm"><text:p/></draw:line><draw:line draw:style-name="gr2" draw:text-style-name="P6" svg:x1="6.172cm" svg:y1="5.325cm" svg:x2="6.172cm" svg:y2="7.225cm"><text:p/></draw:line><draw:frame draw:style-name="gr10" draw:text-style-name="P11" svg:width="4.1cm" svg:height="2.151cm" svg:x="2.173cm" svg:y="5.625cm"><draw:text-box><text:p text:style-name="P7"><text:span text:style-name="T2">Parsing(ressource,templateLocal)</text:span></text:p></draw:text-box></draw:frame><draw:line draw:style-name="gr7" draw:text-style-name="P6" svg:x1="6.173cm" svg:y1="7.225cm" svg:x2="1.773cm" svg:y2="7.225cm"><text:p/></draw:line><draw:line draw:style-name="gr7" draw:text-style-name="P6" svg:x1="1.773cm" svg:y1="15.525cm" svg:x2="8.673cm" svg:y2="15.525cm"><text:p/></draw:line><draw:frame draw:style-name="gr11" draw:text-style-name="P11" svg:width="9.801cm" svg:height="0.74cm" svg:x="4.394cm" svg:y="14.624cm"><draw:text-box><text:p text:style-name="P7"><text:span text:style-name="T2">Demande d'affichage du résultat du parsing</text:span></text:p></draw:text-box></draw:frame><draw:line draw:style-name="gr2" draw:text-style-name="P6" svg:x1="8.673cm" svg:y1="15.525cm" svg:x2="13.073cm" svg:y2="15.525cm"><text:p/></draw:line><draw:line draw:style-name="gr2" draw:text-style-name="P6" svg:x1="13.073cm" svg:y1="15.525cm" svg:x2="13.073cm" svg:y2="17.425cm"><text:p/></draw:line><draw:line draw:style-name="gr7" draw:text-style-name="P6" svg:x1="13.073cm" svg:y1="17.425cm" svg:x2="8.673cm" svg:y2="17.425cm"><text:p/></draw:line><draw:frame draw:style-name="gr12" draw:text-style-name="P11" svg:width="5.001cm" svg:height="0.74cm" svg:x="8.872cm" svg:y="16.125cm"><draw:text-box><text:p text:style-name="P7"><text:span text:style-name="T2">Affichage du HTML</text:span></text:p></draw:text-box></draw:frame><draw:frame draw:style-name="gr13" draw:text-style-name="P11" svg:width="5.201cm" svg:height="0.952cm" svg:x="2.072cm" svg:y="4.625cm"><draw:text-box><text:p text:style-name="P7"><text:span text:style-name="T2">Si template local</text:span></text:p></draw:text-box></draw:frame><draw:line draw:style-name="gr6" draw:text-style-name="P10" svg:x1="1.773cm" svg:y1="8.725cm" svg:x2="8.673cm" svg:y2="8.725cm"><text:p text:style-name="P9"><text:span text:style-name="T2"/></text:p><text:p text:style-name="P9"><text:span text:style-name="T2"/></text:p></draw:line><draw:line draw:style-name="gr6" draw:text-style-name="P10" svg:x1="8.673cm" svg:y1="8.725cm" svg:x2="14.573cm" svg:y2="8.725cm"><text:p text:style-name="P9"><text:span text:style-name="T2"/></text:p><text:p text:style-name="P9"><text:span text:style-name="T2"/></text:p></draw:line><draw:line draw:style-name="gr7" draw:text-style-name="P6" svg:x1="14.573cm" svg:y1="10.423cm" svg:x2="8.673cm" svg:y2="10.423cm"><text:p/></draw:line><draw:line draw:style-name="gr7" draw:text-style-name="P6" svg:x1="8.673cm" svg:y1="10.423cm" svg:x2="1.773cm" svg:y2="10.423cm"><text:p/></draw:line><draw:line draw:style-name="gr2" draw:text-style-name="P6" svg:x1="1.773cm" svg:y1="11.975cm" svg:x2="6.173cm" svg:y2="11.975cm"><text:p/></draw:line><draw:line draw:style-name="gr2" draw:text-style-name="P6" svg:x1="6.172cm" svg:y1="11.975cm" svg:x2="6.172cm" svg:y2="13.875cm"><text:p/></draw:line><draw:frame draw:style-name="gr10" draw:text-style-name="P11" svg:width="4.1cm" svg:height="2.151cm" svg:x="2.173cm" svg:y="12.275cm"><draw:text-box><text:p text:style-name="P7"><text:span text:style-name="T2">Parsing(ressource,templateDefaut)</text:span></text:p></draw:text-box></draw:frame><draw:line draw:style-name="gr7" draw:text-style-name="P6" svg:x1="6.173cm" svg:y1="13.875cm" svg:x2="1.773cm" svg:y2="13.875cm"><text:p/></draw:line><draw:frame draw:style-name="gr14" draw:text-style-name="P11" svg:width="11.501cm" svg:height="0.74cm" svg:x="4.672cm" svg:y="7.9cm"><draw:text-box><text:p text:style-name="P7"><text:span text:style-name="T2">Sinon, demande du template par défaut</text:span></text:p></draw:text-box></draw:frame><draw:frame draw:style-name="gr11" draw:text-style-name="P11" svg:width="11.5cm" svg:height="0.74cm" svg:x="5.874cm" svg:y="9.594cm"><draw:text-box><text:p text:style-name="P7"><text:span text:style-name="T2">Reception du template par défaut</text:span></text:p></draw:text-box></draw:fram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ph ley</meta:initial-creator>
    <meta:creation-date>2014-05-25T15:20:12.46</meta:creation-date>
    <dc:date>2014-05-26T14:01:34.30</dc:date>
    <dc:creator>raph ley</dc:creator>
    <meta:editing-duration>PT2H43M50S</meta:editing-duration>
    <meta:editing-cycles>4</meta:editing-cycles>
    <meta:generator>OpenOffice/4.0.1$Win32 OpenOffice.org_project/401m5$Build-9714</meta:generator>
    <meta:document-statistic meta:table-count="0" meta:image-count="0" meta:object-count="0" meta:page-count="2" meta:paragraph-count="15" meta:word-count="360" meta:character-count="2178"/>
  </office:meta>
</office:document-meta>
</file>